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7.371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8" style:family="table-cell" style:parent-style-name="Default">
      <style:table-cell-properties fo:background-color="#8e03a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map style:condition="cell-content()&gt;0" style:apply-style-name="Good" style:base-cell-address="List1.D71"/>
      <style:map style:condition="cell-content()&lt;0" style:apply-style-name="Warning" style:base-cell-address="List1.D71"/>
    </style:style>
    <style:style style:name="ce14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12" style:family="table-cell" style:parent-style-name="Default">
      <style:table-cell-properties fo:border="0.74pt solid #ef6c00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14" office:value-type="string" calcext:value-type="string" table:number-columns-spanned="1" table:number-rows-spanned="2">
            <text:p>Jádro</text:p>
          </table:table-cell>
          <table:table-cell table:style-name="ce14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 table:number-columns-spanned="1" table:number-rows-spanned="21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covered-table-cell table:style-name="ce12"/>
          <table:table-cell table:style-name="ce7" table:number-columns-repeated="13"/>
        </table:table-row>
        <table:table-row table:style-name="ro1">
          <table:covered-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1 (V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cu (m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2 (V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max (m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1 (A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S (mm2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2 (A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N (1/c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polystyrenu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transf. papíru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eplotní součinitel Cu</text:p>
          </table:table-cell>
          <table:table-cell table:style-name="ce5" office:value-type="float" office:value="0.0178" calcext:value-type="float">
            <text:p>0,0178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velikost kostřičky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4:.C25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6]/[.C2])*1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8]-[.C2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9]*[.C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9]*[.C1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9]*[.C1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6]+[.C3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5]/(2.22*[.C12]*[.C13]*[.C4]*[.C15]*[.C14]*10^-2)" office:value-type="float" office:value="0" calcext:value-type="float">
            <text:p>0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8]*[.C5])/[.C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8]*[.C6])/[.C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0" calcext:value-type="float">
            <text:p>0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0" calcext:value-type="float">
            <text:p>0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41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42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7:.C4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9])^2 + ([.C39])^2 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51])/([.C13]* PI()))" office:value-type="string" office:string-value="" calcext:value-type="error">
            <text:p>#DIV/0!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8]*0.95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41]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42]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*[.C19]" office:value-type="float" office:value="-6" calcext:value-type="float">
            <text:p>-6</text:p>
          </table:table-cell>
          <table:table-cell office:value-type="string" calcext:value-type="string">
            <text:p>velikost kostry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8]/[.H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4]/[.C5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8]/[.I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5]/[.C62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8]/[.J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6]/[.C6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 table:number-columns-spanned="1" table:number-rows-spanned="5">
            <text:p>20</text:p>
          </table:table-cell>
          <table:table-cell office:value-type="string" calcext:value-type="string">
            <text:p>prostor primáru</text:p>
          </table:table-cell>
          <table:table-cell table:formula="of:=([.H6]+[.C20])*[.C6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pro 1. sekundár</text:p>
          </table:table-cell>
          <table:table-cell table:formula="of:=([.I6]+[.C20])*[.C6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pro 2. sekundar</text:p>
          </table:table-cell>
          <table:table-cell table:formula="of:=([.J6]+[.C20])*[.C6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rostor k dispozici (mm)</text:p>
          </table:table-cell>
          <table:table-cell table:formula="of:=[.H2]-(2*[.C22])"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zbylý prostor (mm)</text:p>
          </table:table-cell>
          <table:table-cell table:style-name="ce11" table:formula="of:=[.C70]-SUM([.C67:.C69])" office:value-type="string" office:string-value="" calcext:value-type="error">
            <text:p>#DIV/0!</text:p>
          </table:table-cell>
          <table:table-cell office:value-type="string" calcext:value-type="string">
            <text:p>Pokud vyjde v (-) je nutné zvolit větší jádro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Δp</text:p>
          </table:table-cell>
          <table:table-cell table:formula="of:=[.C16]*[.R2]" office:value-type="float" office:value="0" calcext:value-type="float">
            <text:p>0</text:p>
          </table:table-cell>
          <table:table-cell office:value-type="string" calcext:value-type="string">
            <text:p>ztráty v železe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R1 (Ohm)</text:p>
          </table:table-cell>
          <table:table-cell table:formula="of:=([.C54]*[.C21]*[.C78])/(1000*[.H7])" office:value-type="string" office:string-value="" calcext:value-type="error">
            <text:p>#DIV/0!</text:p>
          </table:table-cell>
          <table:table-cell office:value-type="string" calcext:value-type="string">
            <text:p>odpor na prim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" calcext:value-type="float">
            <text:p>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0] = 1;[.C76];4*(([.H2]+2*[.C19])+((([.H6]*2)+([.C20]*2))*([.C60]-1)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[.C76]+[.C77]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1z (W)</text:p>
          </table:table-cell>
          <table:table-cell table:formula="of:=[.C75]*([.C51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R21 (Ohm)</text:p>
          </table:table-cell>
          <table:table-cell table:formula="of:=([.C55]*[.C21]*[.C84])/(1000*[.I7])" office:value-type="string" office:string-value="" calcext:value-type="error">
            <text:p>#DIV/0!</text:p>
          </table:table-cell>
          <table:table-cell office:value-type="string" calcext:value-type="string">
            <text:p>odpor na 1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" calcext:value-type="float">
            <text:p>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3] = 1;[.C82];4*(([.H2]+2*[.C19])+((([.I6]*2)+([.C20]*2))*([.C63]-1)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2:.C83])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1z (W)</text:p>
          </table:table-cell>
          <table:table-cell table:formula="of:=[.C81]*([.C7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R22 (Ohm)</text:p>
          </table:table-cell>
          <table:table-cell table:formula="of:=([.C56]*[.C21]*[.C90])/(1000*[.J7])" office:value-type="string" office:string-value="" calcext:value-type="error">
            <text:p>#DIV/0!</text:p>
          </table:table-cell>
          <table:table-cell office:value-type="string" calcext:value-type="string">
            <text:p>odpor na 2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([.C83]/4)+(2*[.C20]))" office:value-type="string" office:string-value="" calcext:value-type="error">
            <text:p>#DIV/0!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IF([.C65] = 1;[.C88];4*(([.C88]/4)+(([.J6]*2)+(2*[.C20])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8:.C89])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2z (W)</text:p>
          </table:table-cell>
          <table:table-cell table:formula="of:=[.C87]*([.C8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</text:p>
          </table:table-cell>
          <table:table-cell table:formula="of:=SUM([.C73];[.C79];[.C85];[.C91])" office:value-type="string" office:string-value="" calcext:value-type="error">
            <text:p>#DIV/0!</text:p>
          </table:table-cell>
          <table:table-cell office:value-type="string" calcext:value-type="string">
            <text:p>celkové ztráty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el (W)</text:p>
          </table:table-cell>
          <table:table-cell table:formula="of:=[.C26]+[.C93]" office:value-type="string" office:string-value="" calcext:value-type="error">
            <text:p>#DIV/0!</text:p>
          </table:table-cell>
          <table:table-cell office:value-type="string" calcext:value-type="string">
            <text:p>celkový příkon</text:p>
          </table:table-cell>
          <table:table-cell table:number-columns-repeated="15"/>
        </table:table-row>
        <table:table-row table:style-name="ro1" table:number-rows-repeated="104848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List1.C71:List1.C71">
            <calcext:condition calcext:apply-style-name="Good" calcext:value="&gt;0" calcext:base-cell-address="List1.D71"/>
            <calcext:condition calcext:apply-style-name="Warning" calcext:value="&lt;0" calcext:base-cell-address="List1.D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19:31:07.86194535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5T19:31:24.321340326</dc:date>
    <meta:editing-duration>PT2H54M4S</meta:editing-duration>
    <meta:editing-cycles>19</meta:editing-cycles>
    <meta:generator>LibreOffice/7.5.9.2$Linux_X86_64 LibreOffice_project/50$Build-2</meta:generator>
    <meta:document-statistic meta:table-count="1" meta:cell-count="232" meta:object-count="0"/>
  </office:meta>
</office:document-meta>
</file>